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30ghv" svg:font-family="30ghv"/>
    <style:font-face style:name="53uuk" svg:font-family="53uuk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394cm"/>
    </style:style>
    <style:style style:name="co3" style:family="table-column">
      <style:table-column-properties fo:break-before="auto" style:column-width="10.947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9.0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53uuk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53uuk" style:font-size-asian="10pt" style:language-asian="none" style:country-asian="none" style:font-style-asian="normal" style:font-weight-asian="normal" style:font-name-complex="53uuk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30ghv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30ghv" style:font-size-asian="10pt" style:language-asian="none" style:country-asian="none" style:font-style-asian="normal" style:font-weight-asian="normal" style:font-name-complex="30ghv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at Mii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erminal 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Powertrain CAN bus, hig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Powertrain CAN bus, lo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Hybrid CAN bus, hig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Hybrid CAN bus, l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VIL I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VIL O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erminal 31</text:p>
          </table:table-cell>
        </table:table-row>
      </table:table>
      <table:table table:name="Golf PHEV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erminal 30 (permanent 12V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Charge Port RGB LED +12v o/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harge Port RGB LED +12v o/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Powertrain CAN bus, hig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Powertrain CAN bus, lo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Hybrid CAN bus, hig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Hybrid CAN bus, l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VIL I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VIL O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ck drive +. <text:s/>Drive to 12v to close lock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Lock Drive – Drive to 12v to open loc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Lock feedback. 1K fully locked ur unlocked. 11K in travel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Lock feedback. 1K fully locked ur unlocked. 11K in travel.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Immediate charge button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Charge Port RGB LED +12v o/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Control Pilot (CP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Plug Present (PP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Immediate charge button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Temperature sender for charging socket. 1067R at approx 15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Temperature sender for charging socket. 1067R at approx 15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Charge port door lock actuat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Charge port door lock actuato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Charge port door lock actuat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Charge port door lock actuato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Immediate charge button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erminal 31 (Ground)</text:p>
          </table:table-cell>
        </table:table-row>
      </table:table>
      <table:table table:name="EGolf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erminal 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Powertrain CAN bus, hig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Powertrain CAN bus, lo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Hybrid CAN bus, hig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Hybrid CAN bus, lo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VIL I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VIL O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erminal 31</text:p>
          </table:table-cell>
        </table:table-row>
      </table:table>
      <table:table table:name="Etron" table:style-name="ta1"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erminal 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ition sender for charging socket 2 cov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D module for charging socket 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Hybrid CAN bus, hig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Hybrid CAN bus, lo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VIL I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P Door LIN Bu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VIL O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ctuator for high-voltage charging socket lock 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tuator for high-voltage charging socket lock 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ock 2 feedbac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P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P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dule 2 for battery charge selector button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emperature sender for charging socke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mperature sender for charging socket 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osition sender for charging socket 1 cover. Sw to gnd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mperature sender for charging socke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sition sender for charging socket 2 cov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ED on selector butto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P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P lock feedbac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P lock driv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P lock feedback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P lock driv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mperature sender for charging socke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odule for battery charge selector buttons.sw to gnd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mperature sender for charging socke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erminal 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30ghv" svg:font-family="30ghv"/>
    <style:font-face style:name="53uuk" svg:font-family="53uuk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4:22:47.281000000</meta:creation-date>
    <dc:date>2022-12-06T12:20:30.617616719</dc:date>
    <meta:editing-duration>PT1H31M55S</meta:editing-duration>
    <meta:editing-cycles>11</meta:editing-cycles>
    <meta:generator>LibreOffice/7.3.6.2$Linux_X86_64 LibreOffice_project/30$Build-2</meta:generator>
    <meta:document-statistic meta:table-count="4" meta:cell-count="320" meta:object-count="0"/>
  </office:meta>
</office:document-meta>
</file>